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P1" style:family="paragraph">
      <style:paragraph-properties fo:text-align="center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6pt" style:font-size-asian="26pt" style:font-size-complex="26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text-properties fo: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1.936cm">
          <text:p text:style-name="P1"><text:span text:style-name="T1">|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1cm" svg:height="1.987cm" svg:x="12.79cm" svg:y="17.02cm">
          <draw:text-box>
            <text:p><text:span text:style-name="T2">Árvore</text:span></text:p>
          </draw:text-box>
        </draw:frame>
        <draw:frame draw:style-name="gr3" draw:text-style-name="P3" draw:layer="layout" svg:width="11.932cm" svg:height="2.647cm" svg:x="2.2cm" svg:y="1.3cm">
          <draw:text-box>
            <text:p><text:span text:style-name="T3">a</text:span><text:span text:style-name="T4">|</text:span><text:span text:style-name="T5">bc|de*f</text:span></text:p>
          </draw:text-box>
        </draw:frame>
        <draw:frame draw:style-name="gr3" draw:text-style-name="P4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5" draw:layer="layout" svg:width="17.6cm" svg:height="7.361cm" svg:x="1.7cm" svg:y="19.527cm">
          <draw:text-box>
            <text:p><text:span text:style-name="T7">|</text:span><text:span text:style-name="T8"> é <text:s/>apenas colocado na pilha. A árvore ainda continua sem nenhum nodo, pois, nenhuma operação foi efetivamente concluíd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6-01T01:51:09</dc:date>
    <dc:creator>Lucas </dc:creator>
    <meta:editing-duration>PT19M52S</meta:editing-duration>
    <meta:editing-cycles>7</meta:editing-cycles>
    <meta:generator>LibreOffice/3.5$Linux_x86 LibreOffice_project/350m1$Build-2</meta:generator>
    <meta:document-statistic meta:object-count="9"/>
  </office:meta>
</office:document-meta>
</file>